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EZXI3srE1sO52Qc60tcd4rl1CsWb6B1uYVyx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8T17:47:39.221222435</meta:creation-date>
    <dc:date>2024-03-28T17:47:59.287570895</dc:date>
    <meta:editing-duration>PT20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